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988d5" officeooo:paragraph-rsid="000988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: Hallo, wie heißt du?</text:p>
      <text:p text:style-name="P1">O: Ich heiße Oskar, und du?</text:p>
      <text:p text:style-name="P1">R: Ich bin Raphael.</text:p>
      <text:p text:style-name="P1">O: Wo warst du in den Ferien?</text:p>
      <text:p text:style-name="P1">R: Ich war zu Hause. Und du?</text:p>
      <text:p text:style-name="P1">O: Ich war in Ungarn.</text:p>
      <text:p text:style-name="P1">R: Was hast du dort gesehen?</text:p>
      <text:p text:style-name="P1">O: Ich habe den Balaton gesehen? Was hast du zu Hause gemacht?</text:p>
      <text:p text:style-name="P1">R: Ich habe viele Computerspiele gespielt. Wie war das Wetter in Ungarn denn?</text:p>
      <text:p text:style-name="P1">O: Das Wetter war sonni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3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3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2:08:52.299249269</meta:creation-date>
    <dc:date>2022-09-13T12:15:10.598385010</dc:date>
    <meta:editing-duration>PT6M17S</meta:editing-duration>
    <meta:editing-cycles>2</meta:editing-cycles>
    <meta:generator>LibreOffice/7.4.1.1$Linux_X86_64 LibreOffice_project/40$Build-1</meta:generator>
    <meta:document-statistic meta:table-count="0" meta:image-count="0" meta:object-count="0" meta:page-count="1" meta:paragraph-count="10" meta:word-count="70" meta:character-count="339" meta:non-whitespace-character-count="279"/>
  </office:meta>
</office:document-meta>
</file>